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="none" draw:fill-color="#193300" draw:textarea-horizontal-align="justify" draw:textarea-vertical-align="middle" draw:auto-grow-height="false" fo:min-height="10.35cm" fo:min-width="24.8cm"/>
    </style:style>
    <style:style style:name="gr2" style:family="graphic" style:parent-style-name="standard">
      <style:graphic-properties draw:stroke="none" svg:stroke-width="0.018cm" svg:stroke-color="#004000" draw:marker-start="" draw:marker-start-width="0.226cm" draw:marker-end-width="0.226cm" draw:fill="none" draw:fill-color="#ffffff" draw:textarea-horizontal-align="justify" draw:textarea-vertical-align="middle" draw:auto-grow-height="false" fo:min-height="11.235cm" fo:min-width="26.085cm" fo:padding-top="0.133cm" fo:padding-bottom="0.133cm" fo:padding-left="0.258cm" fo:padding-right="0.258cm"/>
    </style:style>
    <style:style style:name="gr3" style:family="graphic" style:parent-style-name="standard">
      <style:graphic-properties draw:stroke="none" draw:marker-start="" draw:fill="solid" draw:fill-color="#b2b2b2" draw:textarea-horizontal-align="justify" draw:textarea-vertical-align="middle" draw:auto-grow-height="false" fo:min-height="1.5cm" fo:min-width="8.084cm"/>
    </style:style>
    <style:style style:name="gr4" style:family="graphic" style:parent-style-name="standard">
      <style:graphic-properties draw:stroke="none" svg:stroke-color="#000000" draw:fill="none" draw:fill-color="#ffffff" fo:min-height="3.231cm"/>
    </style:style>
    <style:style style:name="gr5" style:family="graphic" style:parent-style-name="standard">
      <style:graphic-properties draw:stroke="none" svg:stroke-color="#000000" draw:fill="none" draw:fill-color="#ffffff" fo:min-height="6.79cm"/>
    </style:style>
    <style:style style:name="P1" style:family="paragraph">
      <loext:graphic-properties draw:fill="none" draw:fill-color="#193300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808080" fo:font-size="32pt" style:font-size-asian="32pt" style:font-size-complex="32pt"/>
    </style:style>
    <style:style style:name="T1" style:family="text">
      <style:text-properties fo:color="#ff3333" fo:font-size="28pt" style:font-size-asian="28pt" style:font-size-complex="28pt"/>
    </style:style>
    <style:style style:name="T2" style:family="text">
      <style:text-properties fo:color="#808080" fo:font-size="18pt" style:font-size-asian="18pt" style:font-size-complex="18pt"/>
    </style:style>
    <style:style style:name="T3" style:family="text">
      <style:text-properties fo:color="#808080" fo:font-size="18pt" fo:language="en" fo:country="US" style:font-size-asian="18pt" style:font-size-complex="18pt"/>
    </style:style>
    <style:style style:name="T4" style:family="text">
      <style:text-properties fo:color="#808080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variant="normal" fo:text-transform="none" fo:color="#808080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Monaco" style:font-size-asian="18pt" style:font-style-asian="italic" style:font-weight-asian="normal" style:font-name-complex="Monaco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3cm" svg:height="10.6cm" svg:x="2.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6cm" svg:height="11.5cm" svg:x="1.5cm" svg:y="5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81cm" svg:height="3.5cm" svg:x="9.945cm" svg:y="7.6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5.307cm" svg:height="3.481cm" svg:x="7.053cm" svg:y="12.157cm">
          <draw:text-box>
            <text:p/>
          </draw:text-box>
        </draw:frame>
        <draw:frame draw:style-name="gr5" draw:text-style-name="P6" draw:layer="layout" svg:width="25.2cm" svg:height="7.04cm" svg:x="2.5cm" svg:y="12.385cm">
          <draw:text-box>
            <text:p text:style-name="P5"><text:span text:style-name="T1">How to install bibisco</text:span></text:p>
            <text:p text:style-name="P5"><text:span text:style-name="T2">1) Drag bibisco to the Application folder</text:span></text:p>
            <text:p text:style-name="P5"><text:span text:style-name="T2">2) Hold down the control key while clicking in this window and select Eject "bibisco" from the menu.</text:span></text:p>
            <text:p text:style-name="P5"><text:span text:style-name="T3">3.a) For </text:span><text:span text:style-name="T4">El Capitan</text:span><text:span text:style-name="T3"> and previous versions, on System Preferences -&gt; Security and Privacy, you must have "Allow apps downloaded from" set to "Anywhere.". </text:span></text:p>
            <text:p text:style-name="P5"><text:span text:style-name="T3">3.b) For </text:span><text:span text:style-name="T4">Sierra</text:span><text:span text:style-name="T3"> you have to follow these instructions: </text:span><text:span text:style-name="T5">http://osxdaily.com/2016/09/27/allow-apps-from-anywhere-macos-gatekeep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23:04:09.045324000</meta:creation-date>
    <dc:date>2017-01-15T23:43:10.003617000</dc:date>
    <meta:editing-duration>PT3H5M24S</meta:editing-duration>
    <meta:editing-cycles>29</meta:editing-cycles>
    <meta:generator>LibreOffice/5.1.5.2$MacOSX_X86_64 LibreOffice_project/7a864d8825610a8c07cfc3bc01dd4fce6a9447e5</meta:generator>
    <meta:document-statistic meta:object-count="5"/>
  </office:meta>
</office:document-meta>
</file>